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9336FCA4C847DE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7.342cm" fo:min-width="7.092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896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9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-8% 58%" fo:font-size="22pt" style:font-size-asian="22pt" style:font-size-complex="22pt"/>
    </style:style>
    <style:style style:name="T6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36cm" svg:height="10.736cm" svg:x="3.63cm" svg:y="3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189cm" svg:y1="15.02cm" svg:x2="1.189cm" svg:y2="0.315cm">
          <text:p/>
        </draw:line>
        <draw:line draw:style-name="gr3" draw:text-style-name="P2" draw:layer="layout" svg:x1="0.247cm" svg:y1="13.723cm" svg:x2="14.952cm" svg:y2="13.723cm">
          <text:p/>
        </draw:line>
        <draw:custom-shape draw:style-name="gr4" draw:text-style-name="P3" xml:id="id1" draw:id="id1" draw:layer="layout" svg:width="0.159cm" svg:height="0.159cm" svg:x="8.951cm" svg:y="9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2" draw:id="id2" draw:layer="layout" svg:width="0.159cm" svg:height="0.159cm" svg:x="13.551cm" svg:y="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9.087cm" svg:y1="9.323cm" svg:x2="13.574cm" svg:y2="2.836cm" draw:start-shape="id1" draw:start-glue-point="11" draw:end-shape="id2" draw:end-glue-point="7" svg:d="M9087 9323l4487-6487" svg:viewBox="0 0 4488 6488">
          <text:p/>
        </draw:connector>
        <draw:line draw:style-name="gr5" draw:text-style-name="P2" draw:layer="layout" svg:x1="13.634cm" svg:y1="2.76cm" svg:x2="13.655cm" svg:y2="9.376cm">
          <text:p/>
        </draw:line>
        <draw:line draw:style-name="gr5" draw:text-style-name="P2" draw:layer="layout" svg:x1="9.023cm" svg:y1="9.375cm" svg:x2="13.653cm" svg:y2="9.375cm">
          <text:p/>
        </draw:line>
        <draw:frame draw:style-name="gr6" draw:text-style-name="P4" draw:layer="layout" svg:width="2.322cm" svg:height="0.962cm" svg:x="13.367cm" svg:y="1.746cm">
          <draw:text-box>
            <text:p>(x<text:span text:style-name="T1">p</text:span><text:span text:style-name="T2">, y</text:span><text:span text:style-name="T1">p</text:span><text:span text:style-name="T2">)</text:span></text:p>
          </draw:text-box>
        </draw:frame>
        <draw:frame draw:style-name="gr6" draw:text-style-name="P4" draw:layer="layout" svg:width="2.322cm" svg:height="0.962cm" svg:x="7.282cm" svg:y="9.507cm">
          <draw:text-box>
            <text:p>(x<text:span text:style-name="T2">, y</text:span><text:span text:style-name="T2">)</text:span></text:p>
          </draw:text-box>
        </draw:frame>
        <draw:frame draw:style-name="gr7" draw:text-style-name="P5" draw:layer="layout" svg:width="6.396cm" svg:height="6.601cm" draw:transform="skewX (0.000174532925199393) rotate (2.53334540926977) translate (10.387cm 11.051cm)">
          <draw:image xlink:href="Pictures/1000020100000280000001E09336FCA4C847DEE8.png" xlink:type="simple" xlink:show="embed" xlink:actuate="onLoad" draw:mime-type="image/png">
            <text:p/>
          </draw:image>
        </draw:frame>
        <draw:frame draw:style-name="gr8" draw:text-style-name="P4" draw:layer="layout" svg:width="1.544cm" svg:height="1.276cm" svg:x="9.354cm" svg:y="5.759cm">
          <draw:text-box>
            <text:p><text:span text:style-name="T3">r</text:span></text:p>
          </draw:text-box>
        </draw:frame>
        <draw:frame draw:style-name="gr9" draw:text-style-name="P5" draw:layer="layout" svg:width="5.555cm" svg:height="7.849cm" svg:x="11.956cm" svg:y="2.143cm">
          <draw:image xlink:href="Pictures/1000020100000280000001E09336FCA4C847DEE8.png" xlink:type="simple" xlink:show="embed" xlink:actuate="onLoad" draw:mime-type="image/png">
            <text:p text:style-name="P5"><text:span text:style-name="T4"><text:s text:c="5"/></text:span><text:span text:style-name="T4">|y</text:span><text:span text:style-name="T5">p</text:span><text:span text:style-name="T6">-y</text:span><text:span text:style-name="T4">|</text:span></text:p>
          </draw:image>
        </draw:frame>
        <draw:frame draw:style-name="gr9" draw:text-style-name="P5" draw:layer="layout" svg:width="5.821cm" svg:height="5.514cm" draw:transform="rotate (-1.5707963267949) translate (14.204cm 7.523cm)">
          <draw:image xlink:href="Pictures/1000020100000280000001E09336FCA4C847DEE8.png" xlink:type="simple" xlink:show="embed" xlink:actuate="onLoad" draw:mime-type="image/png">
            <text:p text:style-name="P5"><text:span text:style-name="T4"/></text:p>
          </draw:image>
        </draw:frame>
        <draw:frame draw:style-name="gr10" draw:text-style-name="P7" draw:layer="layout" svg:width="3.043cm" svg:height="1.235cm" svg:x="9.839cm" svg:y="9.861cm">
          <draw:text-box>
            <text:p text:style-name="P6"><text:span text:style-name="T4">|x</text:span><text:span text:style-name="T5">p</text:span><text:span text:style-name="T6">-x</text:span><text:span text:style-name="T4">|</text:span></text:p>
          </draw:text-box>
        </draw:frame>
        <draw:frame draw:style-name="gr7" draw:text-style-name="P5" draw:layer="layout" svg:width="4.4cm" svg:height="2.771cm" draw:transform="skewX (0.00034906585039882) rotate (2.53299634341937) translate (13.254cm 5.772cm)">
          <draw:image xlink:href="Pictures/1000020100000280000001E09336FCA4C847DEE8.png" xlink:type="simple" xlink:show="embed" xlink:actuate="onLoad" draw:mime-type="image/png">
            <text:p/>
          </draw:image>
        </draw:frame>
        <draw:frame draw:style-name="gr11" draw:text-style-name="P4" draw:layer="layout" svg:width="1.455cm" svg:height="1.119cm" svg:x="11.647cm" svg:y="2.541cm">
          <draw:text-box>
            <text:p><text:span text:style-name="T4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7T18:44:36.563969939</meta:creation-date>
    <dc:date>2021-05-07T19:18:39.548646137</dc:date>
    <meta:editing-duration>PT23M37S</meta:editing-duration>
    <meta:editing-cycles>8</meta:editing-cycles>
    <meta:generator>LibreOffice/7.0.5.2$Linux_X86_64 LibreOffice_project/00$Build-2</meta:generator>
    <meta:document-statistic meta:object-count="17"/>
  </office:meta>
</office:document-meta>
</file>